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ModuleDescriptorParser.accept( Resource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setValidate( boolean vali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getConfAw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publicationsStarted( Attributes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ser.setState( int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.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rser.infoStarted( Attributes attribut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Parser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confStarted( Attributes attributes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8">
            <text:p text:style-name="Table_20_Contents">8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XmlModuleDescriptorPars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addExcludeRule( String tag ,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.getDescriptor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Parser( ModuleDescriptorParser parser , ParserSettings ivy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.setBuffer( StringBuffer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is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getCon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getArtif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pars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Parser.get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mediationOverrideStarted( Attributes attribut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arser.dependenciesStarted( Attributes attribut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arser.addIncludeRule( String tag ,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ModuleDescriptorParser.parseDescriptor( ParserSettings ivySettings , InputStream descriptor , Resource res , boolean vali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ser.get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characters( char [ ] ch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ModuleDescriptorParser.parseDescriptor( ParserSettings ivySettings , URL xmlURL , Resource res , boolean vali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ser.dependencyStarted( Attributes attribut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Parser.isOtherNamespace(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setArtifact( MD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setConfAware( ConfigurationAware confAwa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artifactStarted( String qName , Attributes attribute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Parser.isArtifactsDecla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ivyModuleStarted( Attributes attribut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arser.getSchema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includeConfStarted( Attributes attribut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arser.setDescriptorVersion( String descriptor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addConfiguration( String 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rser.parseRule( String tag , Attributes attributes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6">
            <text:p text:style-name="Table_20_Contents">16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Parser.setInput( InputStream descriptor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getPublicationsDefaultCon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setInput( URL descriptor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getPatternMatcher( String 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ser.addDependencyArtifacts( String tag ,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.setPublicationsDefaultConf( String default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getDescript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setConf( String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configurationStarted(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ModuleDescriptorParser.newParser( ParserSettings ivy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managerStarted( Attributes attributes , String managerAt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Parser.replaceConfigurationWildcar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ModuleDescriptorParser.toIvyFile( InputStream is , Resource res , File destFile , ModuleDescriptor m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arser.endElement( String uri , String localName , String qName )</text:p>
          </table:table-cell>
          <table:table-cell office:value-type="float" office:value="33">
            <text:p text:style-name="Table_20_Contents">33</text:p>
          </table:table-cell>
          <table:table-cell office:value-type="float" office:value="37">
            <text:p text:style-name="Table_20_Contents">37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Parser.setDd( DefaultDependencyDescriptor d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startElement( String uri , String localName , String qName , Attributes attributes )</text:p>
          </table:table-cell>
          <table:table-cell office:value-type="float" office:value="43">
            <text:p text:style-name="Table_20_Contents">43</text:p>
          </table:table-cell>
          <table:table-cell office:value-type="float" office:value="32">
            <text:p text:style-name="Table_20_Contents">32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Parser.getD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getDefault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ModuleDescriptorParser.XmlModuleDescriptor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rser.setPublicationsDefaultConf( String [ ] publicationsDefault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getDescriptor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setArtifactsDeclared( boolean artifactsDecla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checkConfigur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ModuleDescriptorPars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